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erif Condensed" svg:font-family="'DejaVu Serif Condensed'" style:font-family-generic="roman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  <style:text-properties style:font-name="DejaVu Serif Condensed" fo:font-size="15pt" officeooo:paragraph-rsid="001bf6ad" style:font-size-asian="15pt" style:font-size-complex="15pt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DejaVu Serif Condensed" fo:font-size="15pt" officeooo:paragraph-rsid="001bf6ad" style:font-size-asian="15pt" style:font-size-complex="15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30.75pt"/>
    </style:style>
    <style:style style:name="T3" style:family="text">
      <style:text-properties fo:color="#3465a4" loext:opacity="100%"/>
    </style:style>
    <style:style style:name="T4" style:family="text">
      <style:text-properties fo:color="#3465a4" loext:opacity="100%" style:text-underline-style="solid" style:text-underline-width="auto" style:text-underline-color="font-color"/>
    </style:style>
    <style:style style:name="T5" style:family="text">
      <style:text-properties fo:color="#3465a4" loext:opacity="100%" style:text-line-through-style="solid" style:text-line-through-type="single"/>
    </style:style>
    <style:style style:name="T6" style:family="text">
      <style:text-properties fo:color="#3465a4" loext:opacity="100%" style:text-line-through-style="none" style:text-line-through-type="none"/>
    </style:style>
    <style:style style:name="T7" style:family="text">
      <style:text-properties fo:color="#3465a4" loext:opacity="100%" style:text-line-through-style="none" style:text-line-through-type="none" style:text-underline-style="solid" style:text-underline-width="auto" style:text-und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line-through-style="solid" style:text-line-through-type="sing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44R_mcid10"/><text:span text:style-name="T3">Informática</text:span></text:p>
      <text:p text:style-name="P2"><text:bookmark text:name="page44R_mcid16"/><text:line-break/><text:span text:style-name="T8">Informática</text:span><text:bookmark text:name="page44R_mcid17"/> é<text:bookmark text:name="page44R_mcid18"/> um termo usado para<text:bookmark text:name="page44R_mcid19"/> descrever<text:bookmark text:name="page44R_mcid20"/> o<text:bookmark text:name="page44R_mcid21"/> conjunto<text:bookmark text:name="page44R_mcid22"/> das<text:bookmark text:name="page44R_mcid23"/> <text:span text:style-name="T4">ciências</text:span> relacionadas ao <text:span text:style-name="T4">armazenamento</text:span>, transmissão<text:bookmark text:name="page44R_mcid25"/> e<text:bookmark text:name="page44R_mcid26"/> processamento<text:bookmark text:name="page44R_mcid27"/> de<text:bookmark text:name="page44R_mcid28"/> informações<text:bookmark text:name="page44R_mcid29"/> em meios <text:span text:style-name="T4">digitais</text:span>,<text:bookmark text:name="page44R_mcid31"/> estando<text:bookmark text:name="page44R_mcid32"/> incluídas neste grupo:<text:bookmark text:name="page44R_mcid33"/> a<text:bookmark text:name="page44R_mcid34"/> <text:span text:style-name="T4">ciência</text:span><text:bookmark text:name="page44R_mcid35"/><text:span text:style-name="T4"> da</text:span><text:bookmark text:name="page44R_mcid36"/><text:span text:style-name="T4"> computação</text:span>,<text:bookmark text:name="page44R_mcid37"/> a<text:bookmark text:name="page44R_mcid38"/> <text:span text:style-name="T4">teoria da informação,</text:span><text:bookmark text:name="page44R_mcid40"/> o<text:bookmark text:name="page44R_mcid41"/> <text:span text:style-name="T4">processo de</text:span><text:bookmark text:name="page44R_mcid42"/><text:span text:style-name="T4"> cálculo</text:span>,<text:bookmark text:name="page44R_mcid43"/> a<text:bookmark text:name="page44R_mcid44"/><text:span text:style-name="T4"> análise</text:span><text:bookmark text:name="page44R_mcid45"/><text:span text:style-name="T4"> numérica</text:span><text:bookmark text:name="page44R_mcid46"/> e<text:bookmark text:name="page44R_mcid47"/> os<text:bookmark text:name="page44R_mcid48"/> métodos teóricos<text:bookmark text:name="page44R_mcid49"/> da<text:bookmark text:name="page44R_mcid50"/><text:line-break/>representação<text:bookmark text:name="page44R_mcid51"/> dos<text:bookmark text:name="page44R_mcid52"/> conhecimentos<text:bookmark text:name="page44R_mcid53"/> e da<text:bookmark text:name="page44R_mcid54"/> modelagem<text:bookmark text:name="page44R_mcid55"/> dos<text:bookmark text:name="page44R_mcid56"/> problemas. Mas também pode ser entendida como ciência que estuda<text:bookmark text:name="page44R_mcid58"/> o<text:bookmark text:name="page44R_mcid59"/> conjunto<text:bookmark text:name="page44R_mcid60"/> de<text:bookmark text:name="page44R_mcid61"/> informações<text:bookmark text:name="page44R_mcid62"/> e conhecimentos<text:bookmark text:name="page44R_mcid64"/> por<text:bookmark text:name="page44R_mcid65"/> meios<text:bookmark text:name="page44R_mcid66"/> digitais.<text:bookmark text:name="page44R_mcid67"/><text:line-break/>O<text:bookmark text:name="page44R_mcid68"/> termo informática,<text:bookmark text:name="page44R_mcid69"/> é<text:bookmark text:name="page44R_mcid70"/> tratado<text:bookmark text:name="page44R_mcid71"/> em <text:span text:style-name="T4">Portugal</text:span> como <text:span text:style-name="T4">sinônimo</text:span><text:bookmark text:name="page44R_mcid72"/> da<text:bookmark text:name="page44R_mcid73"/> ciência<text:bookmark text:name="page44R_mcid74"/> da computação,<text:bookmark text:name="page44R_mcid76"/> e no<text:bookmark text:name="page44R_mcid77"/> <text:span text:style-name="T7">Brasi</text:span><text:span text:style-name="T4">l</text:span><text:bookmark text:name="page44R_mcid78"/> é<text:bookmark text:name="page44R_mcid79"/> habitualmente usado para rever especificamente<text:bookmark text:name="page44R_mcid80"/> o processo de<text:bookmark text:name="page44R_mcid82"/> tratamento<text:bookmark text:name="page44R_mcid83"/> da<text:bookmark text:name="page44R_mcid84"/> informação por meio<text:bookmark text:name="page44R_mcid85"/> de<text:bookmark text:name="page44R_mcid86"/> <text:span text:style-name="T4">máquinas</text:span> eletrônicas definidas<text:bookmark text:name="page44R_mcid87"/><text:line-break/>como <text:span text:style-name="T4">computadores</text:span>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erif Condensed" svg:font-family="'DejaVu Serif Condensed'" style:font-family-generic="roman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09:21:00.762689327</meta:creation-date>
    <dc:date>2023-04-19T09:28:33.953762025</dc:date>
    <meta:editing-duration>PT7M35S</meta:editing-duration>
    <meta:editing-cycles>1</meta:editing-cycles>
    <meta:document-statistic meta:table-count="0" meta:image-count="0" meta:object-count="0" meta:page-count="1" meta:paragraph-count="2" meta:word-count="109" meta:character-count="742" meta:non-whitespace-character-count="634"/>
    <meta:generator>LibreOffice/7.4.5.1$Linux_X86_64 LibreOffice_project/40$Build-1</meta:generator>
  </office:meta>
</office:document-meta>
</file>